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Wartość wejścia i_op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Flagi wyjściowe</text:p>
          </table:table-cell>
          <table:table-cell table:number-columns-repeated="2"/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00</text:p>
          </table:table-cell>
          <table:table-cell office:value-type="string" calcext:value-type="string">
            <text:p>Odejmowanie Liczby A od liczby B</text:p>
          </table:table-cell>
          <table:table-cell office:value-type="string" calcext:value-type="string">
            <text:p>OVF, EVEN, SINGLE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0b01</text:p>
          </table:table-cell>
          <table:table-cell office:value-type="string" calcext:value-type="string">
            <text:p>Sprawdzenie, czy liczba A &gt;= B. Jeśli tak, to wyjście jest dodatnie. Jeśli nie to wyjście jest zerem</text:p>
          </table:table-cell>
          <table:table-cell office:value-type="string" calcext:value-type="string">
            <text:p>EVEN, SING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b10</text:p>
          </table:table-cell>
          <table:table-cell office:value-type="string" calcext:value-type="string">
            <text:p>Przesunięcie liczby A o B bitów w lewo (z zachowaniem znaku). Gdy B ma wartość ujemną lub jest większe od liczby bitów liczby A, zwróć błąd.</text:p>
          </table:table-cell>
          <table:table-cell office:value-type="string" calcext:value-type="string">
            <text:p>OVF, ERROR, EVEN, SING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b11</text:p>
          </table:table-cell>
          <table:table-cell office:value-type="string" calcext:value-type="string">
            <text:p>Zmiana bitu liczby A na pozycji B. Gdy B ma wartość ujemną lub jest większe od liczby bitów liczby A, zwróć błąd.</text:p>
          </table:table-cell>
          <table:table-cell office:value-type="string" calcext:value-type="string">
            <text:p>ERR, EVEN, SINGL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9:28:44.809439707</meta:creation-date>
    <dc:date>2022-11-27T01:10:20.504618155</dc:date>
    <meta:editing-duration>PT5H41M36S</meta:editing-duration>
    <meta:editing-cycles>1</meta:editing-cycles>
    <meta:document-statistic meta:table-count="1" meta:cell-count="24" meta:object-count="0"/>
    <meta:generator>LibreOffice/7.4.2.3$Linux_X86_64 LibreOffice_project/40$Build-3</meta:generator>
  </office:meta>
</office:document-meta>
</file>